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слова: проверка моделей, генерация состояний, параллельные вычисления</text:p>
      <text:p text:style-name="Standard"/>
      <text:p text:style-name="Standard">Keywords: model checking, statespace generation, parallel statespace, parallelis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Korotkov</meta:initial-creator>
    <meta:creation-date>2011-11-06T23:40:46</meta:creation-date>
    <dc:date>2011-11-06T23:46:28</dc:date>
    <dc:creator>Ivan Korotkov</dc:creator>
    <meta:editing-duration>PT5M19S</meta:editing-duration>
    <meta:editing-cycles>2</meta:editing-cycles>
    <meta:generator>LibreOffice/3.4$Linux LibreOffice_project/340m1$Build-203</meta:generator>
    <meta:document-statistic meta:table-count="0" meta:image-count="0" meta:object-count="0" meta:page-count="1" meta:paragraph-count="2" meta:word-count="16" meta:character-count="159" meta:non-whitespace-character-count="145"/>
  </office:meta>
</office:document-meta>
</file>